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3.40430555555556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4.02166666666667cm" style:use-optimal-column-width="true"/>
    </style:style>
    <style:style style:name="co9" style:family="table-column">
      <style:table-column-properties fo:break-before="auto" style:column-width="0.829027777777778cm"/>
    </style:style>
    <style:style style:name="co10" style:family="table-column">
      <style:table-column-properties fo:break-before="auto" style:column-width="1.05833333333333cm" style:use-optimal-column-width="true"/>
    </style:style>
    <style:style style:name="co11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3" table:default-cell-style-name="ce2"/>
        <table:table-column table:style-name="co11" table:number-columns-repeated="16369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4-06-17T00:00:00" table:style-name="ce8">
            <text:p>1954/6/1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松浦卓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4-06-17T00:00:00" table:style-name="ce8">
            <text:p>1954/6/1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松浦卓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4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4-06-18T00:00:00" table:style-name="ce8">
            <text:p>1954/6/18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京須行男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4-06-18T00:00:00" table:style-name="ce8">
            <text:p>1954/6/18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4-06-18T00:00:00" table:style-name="ce8">
            <text:p>1954/6/18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大和久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4-06-18T00:00:00" table:style-name="ce8">
            <text:p>1954/6/18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京須行男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4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4-06-18T00:00:00" table:style-name="ce8">
            <text:p>1954/6/18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3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4-06-18T00:00:00" table:style-name="ce8">
            <text:p>1954/6/18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大和久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3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4-07-07T00:00:00" table:style-name="ce8">
            <text:p>1954/7/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2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4-07-07T00:00:00" table:style-name="ce8">
            <text:p>1954/7/7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2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4-07-07T00:00:00" table:style-name="ce8">
            <text:p>1954/7/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4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4-07-07T00:00:00" table:style-name="ce8">
            <text:p>1954/7/7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3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5-02-13T00:00:00" table:style-name="ce8">
            <text:p>1955/2/13</text:p>
          </table:table-cell>
          <table:table-cell office:value-type="string" table:style-name="ce2">
            <text:p>花村元司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5-02-13T00:00:00" table:style-name="ce8">
            <text:p>1955/2/13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5-02-13T00:00:00" table:style-name="ce8">
            <text:p>1955/2/13</text:p>
          </table:table-cell>
          <table:table-cell office:value-type="string" table:style-name="ce2">
            <text:p>花村元司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5-02-13T00:00:00" table:style-name="ce8">
            <text:p>1955/2/13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5-04-02T00:00:00" table:style-name="ce8">
            <text:p>1955/4/2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5-04-02T00:00:00" table:style-name="ce8">
            <text:p>1955/4/2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7-04-06T00:00:00" table:style-name="ce8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7-04-06T00:00:00" table:style-name="ce8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7-04-24T00:00:00" table:style-name="ce8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7-04-24T00:00:00" table:style-name="ce8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7-04-29T00:00:00" table:style-name="ce8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7-04-29T00:00:00" table:style-name="ce8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第3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7-05-29T00:00:00" table:style-name="ce8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清野静男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7-05-29T00:00:00" table:style-name="ce8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南口繁一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7-10-04T00:00:00" table:style-name="ce7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6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7-10-14T00:00:00" table:style-name="ce7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6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8-03-26T00:00:00" table:style-name="ce8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8-03-26T00:00:00" table:style-name="ce8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8-04-04T00:00:00" table:style-name="ce8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8-04-04T00:00:00" table:style-name="ce8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8-04-12T00:00:00" table:style-name="ce8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8-04-12T00:00:00" table:style-name="ce8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9-04-05T00:00:00" table:style-name="ce8">
            <text:p>1959/4/5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9-04-05T00:00:00" table:style-name="ce8">
            <text:p>1959/4/5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9-04-16T00:00:00" table:style-name="ce8">
            <text:p>1959/4/16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9-04-16T00:00:00" table:style-name="ce8">
            <text:p>1959/4/16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1-10-27T00:00:00" table:style-name="ce8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山川次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1-10-27T00:00:00" table:style-name="ce8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高柳敏夫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1-11-02T00:00:00" table:style-name="ce8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市川伸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1-11-02T00:00:00" table:style-name="ce8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本間爽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2-02-27T00:00:00" table:style-name="ce8">
            <text:p>1962/2/27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2-02-27T00:00:00" table:style-name="ce8">
            <text:p>1962/2/27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2-03-07T00:00:00" table:style-name="ce8">
            <text:p>1962/3/7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2-03-07T00:00:00" table:style-name="ce8">
            <text:p>1962/3/7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2-09-14T00:00:00" table:style-name="ce8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2-09-14T00:00:00" table:style-name="ce8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2-10-02T00:00:00" table:style-name="ce8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2-10-02T00:00:00" table:style-name="ce8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3-04-17T00:00:00" table:style-name="ce8">
            <text:p>1963/4/1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3-04-17T00:00:00" table:style-name="ce8">
            <text:p>1963/4/1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3-06-14T00:00:00" table:style-name="ce8">
            <text:p>1963/6/14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3-06-14T00:00:00" table:style-name="ce8">
            <text:p>1963/6/14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5-01-08T00:00:00" table:style-name="ce8">
            <text:p>1965/1/8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06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加藤博二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5-01-08T00:00:00" table:style-name="ce8">
            <text:p>1965/1/8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06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坂口允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5-03-22T00:00:00" table:style-name="ce8">
            <text:p>1965/3/22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5-03-22T00:00:00" table:style-name="ce8">
            <text:p>1965/3/22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5-11-10T00:00:00" table:style-name="ce8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岡崎史明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5-11-10T00:00:00" table:style-name="ce8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高島弘光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7-02-06T00:00:00" table:style-name="ce8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7-02-06T00:00:00" table:style-name="ce8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7-02-15T00:00:00" table:style-name="ce8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7-02-15T00:00:00" table:style-name="ce8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8-03-29T00:00:00" table:style-name="ce8">
            <text:p>1968/3/29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8-03-29T00:00:00" table:style-name="ce8">
            <text:p>1968/3/29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8-07-13T00:00:00" table:style-name="ce8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8-07-13T00:00:00" table:style-name="ce8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8-08-27T00:00:00" table:style-name="ce8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8-08-27T00:00:00" table:style-name="ce8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8-10-18T00:00:00" table:style-name="ce8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8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8-10-18T00:00:00" table:style-name="ce8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6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8-11-19T00:00:00" table:style-name="ce8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8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8-11-19T00:00:00" table:style-name="ce8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6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8-12-23T00:00:00" table:style-name="ce8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8組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8-12-23T00:00:00" table:style-name="ce8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6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9-02-28T00:00:00" table:style-name="ce8">
            <text:p>1969/2/28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9-02-28T00:00:00" table:style-name="ce8">
            <text:p>1969/2/28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9-03-03T00:00:00" table:style-name="ce8">
            <text:p>1969/3/3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9-03-03T00:00:00" table:style-name="ce8">
            <text:p>1969/3/3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9-03-13T00:00:00" table:style-name="ce8">
            <text:p>1969/3/13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9-03-13T00:00:00" table:style-name="ce8">
            <text:p>1969/3/13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9-08-25T00:00:00" table:style-name="ce8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9-08-25T00:00:00" table:style-name="ce8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9-08-28T00:00:00" table:style-name="ce8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9-08-28T00:00:00" table:style-name="ce8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0-07-07T00:00:00" table:style-name="ce8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0-07-07T00:00:00" table:style-name="ce8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0-07-13T00:00:00" table:style-name="ce8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0-07-13T00:00:00" table:style-name="ce8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0-08-11T00:00:00" table:style-name="ce8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0-08-11T00:00:00" table:style-name="ce8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0-08-19T00:00:00" table:style-name="ce8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0-08-19T00:00:00" table:style-name="ce8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0-09-28T00:00:00" table:style-name="ce8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4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0-09-28T00:00:00" table:style-name="ce8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3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0-10-10T00:00:00" table:style-name="ce8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3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0-10-10T00:00:00" table:style-name="ce8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2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1-08-25T00:00:00" table:style-name="ce8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1-08-25T00:00:00" table:style-name="ce8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1-08-27T00:00:00" table:style-name="ce8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1-08-27T00:00:00" table:style-name="ce8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2-05-02T00:00:00" table:style-name="ce8">
            <text:p>1972/5/2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8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2-05-02T00:00:00" table:style-name="ce8">
            <text:p>1972/5/2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2-08-09T00:00:00" table:style-name="ce8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2-08-09T00:00:00" table:style-name="ce8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2-08-29T00:00:00" table:style-name="ce8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2-08-29T00:00:00" table:style-name="ce8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5-02-12T00:00:00" table:style-name="ce8">
            <text:p>1975/2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5-02-12T00:00:00" table:style-name="ce8">
            <text:p>1975/2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5-03-12T00:00:00" table:style-name="ce8">
            <text:p>1975/3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5-03-12T00:00:00" table:style-name="ce8">
            <text:p>1975/3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6-03-15T00:00:00" table:style-name="ce8">
            <text:p>1976/3/1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6-03-15T00:00:00" table:style-name="ce8">
            <text:p>1976/3/1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6-03-23T00:00:00" table:style-name="ce8">
            <text:p>1976/3/2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6-03-23T00:00:00" table:style-name="ce8">
            <text:p>1976/3/2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6-07-29T00:00:00" table:style-name="ce8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6-07-29T00:00:00" table:style-name="ce8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6-08-10T00:00:00" table:style-name="ce8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6-08-10T00:00:00" table:style-name="ce8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07-05T00:00:00" table:style-name="ce8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07-05T00:00:00" table:style-name="ce8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09-15T00:00:00" table:style-name="ce8">
            <text:p>1977/9/1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09-15T00:00:00" table:style-name="ce8">
            <text:p>1977/9/1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09-28T00:00:00" table:style-name="ce8">
            <text:p>1977/9/28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09-28T00:00:00" table:style-name="ce8">
            <text:p>1977/9/28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09-30T00:00:00" table:style-name="ce8">
            <text:p>1977/9/3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09-30T00:00:00" table:style-name="ce8">
            <text:p>1977/9/3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0-14T00:00:00" table:style-name="ce8">
            <text:p>1977/10/1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0-14T00:00:00" table:style-name="ce8">
            <text:p>1977/10/14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0-14T00:00:00" table:style-name="ce8">
            <text:p>1977/10/1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0-14T00:00:00" table:style-name="ce8">
            <text:p>1977/10/14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0-19T00:00:00" table:style-name="ce8">
            <text:p>1977/10/1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0-19T00:00:00" table:style-name="ce8">
            <text:p>1977/10/1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0-25T00:00:00" table:style-name="ce8">
            <text:p>1977/10/2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0-25T00:00:00" table:style-name="ce8">
            <text:p>1977/10/2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0-26T00:00:00" table:style-name="ce8">
            <text:p>1977/10/26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0-26T00:00:00" table:style-name="ce8">
            <text:p>1977/10/26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0-29T00:00:00" table:style-name="ce8">
            <text:p>1977/10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0-29T00:00:00" table:style-name="ce8">
            <text:p>1977/10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01T00:00:00" table:style-name="ce8">
            <text:p>1977/11/1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01T00:00:00" table:style-name="ce8">
            <text:p>1977/11/1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02T00:00:00" table:style-name="ce8">
            <text:p>1977/11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02T00:00:00" table:style-name="ce8">
            <text:p>1977/11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08T00:00:00" table:style-name="ce8">
            <text:p>1977/11/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08T00:00:00" table:style-name="ce8">
            <text:p>1977/11/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11T00:00:00" table:style-name="ce8">
            <text:p>1977/11/11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11T00:00:00" table:style-name="ce8">
            <text:p>1977/11/11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12T00:00:00" table:style-name="ce8">
            <text:p>1977/11/12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12T00:00:00" table:style-name="ce8">
            <text:p>1977/11/12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18T00:00:00" table:style-name="ce8">
            <text:p>1977/11/1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18T00:00:00" table:style-name="ce8">
            <text:p>1977/11/1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18T00:00:00" table:style-name="ce8">
            <text:p>1977/11/18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18T00:00:00" table:style-name="ce8">
            <text:p>1977/11/1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18T00:00:00" table:style-name="ce8">
            <text:p>1977/11/1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18T00:00:00" table:style-name="ce8">
            <text:p>1977/11/18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25T00:00:00" table:style-name="ce8">
            <text:p>1977/11/25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25T00:00:00" table:style-name="ce8">
            <text:p>1977/11/25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28T00:00:00" table:style-name="ce8">
            <text:p>1977/11/28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28T00:00:00" table:style-name="ce8">
            <text:p>1977/11/28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29T00:00:00" table:style-name="ce8">
            <text:p>1977/11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29T00:00:00" table:style-name="ce8">
            <text:p>1977/11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2-02T00:00:00" table:style-name="ce8">
            <text:p>1977/12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2-02T00:00:00" table:style-name="ce8">
            <text:p>1977/12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06-13T00:00:00" table:style-name="ce8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06-13T00:00:00" table:style-name="ce8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06-19T00:00:00" table:style-name="ce8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06-19T00:00:00" table:style-name="ce8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07-13T00:00:00" table:style-name="ce8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プレーオフ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07-13T00:00:00" table:style-name="ce8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07-13T00:00:00" table:style-name="ce8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07-13T00:00:00" table:style-name="ce8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07-27T00:00:00" table:style-name="ce8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07-27T00:00:00" table:style-name="ce8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10-25T00:00:00" table:style-name="ce8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10-25T00:00:00" table:style-name="ce8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11-14T00:00:00" table:style-name="ce8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11-14T00:00:00" table:style-name="ce8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11-27T00:00:00" table:style-name="ce8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11-27T00:00:00" table:style-name="ce8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12-12T00:00:00" table:style-name="ce8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12-12T00:00:00" table:style-name="ce8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12-13T00:00:00" table:style-name="ce8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12-13T00:00:00" table:style-name="ce8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12-19T00:00:00" table:style-name="ce8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12-19T00:00:00" table:style-name="ce8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12-19T00:00:00" table:style-name="ce8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12-19T00:00:00" table:style-name="ce8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12-21T00:00:00" table:style-name="ce8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12-21T00:00:00" table:style-name="ce8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1-31T00:00:00" table:style-name="ce8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1-31T00:00:00" table:style-name="ce8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6-21T00:00:00" table:style-name="ce8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21T00:00:00" table:style-name="ce8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6-27T00:00:00" table:style-name="ce8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27T00:00:00" table:style-name="ce8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6-29T00:00:00" table:style-name="ce8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29T00:00:00" table:style-name="ce8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7-05T00:00:00" table:style-name="ce8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7-05T00:00:00" table:style-name="ce8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9-04T00:00:00" table:style-name="ce8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9-04T00:00:00" table:style-name="ce8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9-18T00:00:00" table:style-name="ce8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9-18T00:00:00" table:style-name="ce8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10-22T00:00:00" table:style-name="ce8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10-22T00:00:00" table:style-name="ce8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11-13T00:00:00" table:style-name="ce8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11-13T00:00:00" table:style-name="ce8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11-21T00:00:00" table:style-name="ce8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11-21T00:00:00" table:style-name="ce8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11-21T00:00:00" table:style-name="ce8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11-21T00:00:00" table:style-name="ce8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11-29T00:00:00" table:style-name="ce8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11-29T00:00:00" table:style-name="ce8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12-17T00:00:00" table:style-name="ce8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12-17T00:00:00" table:style-name="ce8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0-01-21T00:00:00" table:style-name="ce8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0-01-21T00:00:00" table:style-name="ce8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0-02-01T00:00:00" table:style-name="ce8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0-02-01T00:00:00" table:style-name="ce8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0-02-05T00:00:00" table:style-name="ce8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0-02-05T00:00:00" table:style-name="ce8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0-02-19T00:00:00" table:style-name="ce8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0-02-19T00:00:00" table:style-name="ce8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0-02-19T00:00:00" table:style-name="ce8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0-02-19T00:00:00" table:style-name="ce8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0-02-27T00:00:00" table:style-name="ce8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0-02-27T00:00:00" table:style-name="ce8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0-03-17T00:00:00" table:style-name="ce8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4-08-07T00:00:00" table:style-name="ce8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4-08-07T00:00:00" table:style-name="ce8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4-08-31T00:00:00" table:style-name="ce8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4-08-31T00:00:00" table:style-name="ce8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4-10-23T00:00:00" table:style-name="ce8">
            <text:p>1984/10/2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4-10-23T00:00:00" table:style-name="ce8">
            <text:p>1984/10/2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4-10-30T00:00:00" table:style-name="ce8">
            <text:p>1984/10/30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4-10-30T00:00:00" table:style-name="ce8">
            <text:p>1984/10/30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5-11-05T00:00:00" table:style-name="ce8">
            <text:p>1985/11/5</text:p>
          </table:table-cell>
          <table:table-cell office:value-type="string" table:style-name="ce2">
            <text:p>剱持松二</text:p>
          </table:table-cell>
          <table:table-cell office:value-type="string" table:style-name="ce2">
            <text:p>永作芳也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48期</text:p>
          </table:table-cell>
          <table:table-cell office:value-type="string" table:style-name="ce6">
            <text:p>二次予選</text:p>
          </table:table-cell>
          <table:table-cell table:style-name="ce2"/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5-11-05T00:00:00" table:style-name="ce8">
            <text:p>1985/11/5</text:p>
          </table:table-cell>
          <table:table-cell office:value-type="string" table:style-name="ce2">
            <text:p>剱持松二</text:p>
          </table:table-cell>
          <table:table-cell office:value-type="string" table:style-name="ce2">
            <text:p>永作芳也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48期</text:p>
          </table:table-cell>
          <table:table-cell office:value-type="string" table:style-name="ce4">
            <text:p>一次予選</text:p>
          </table:table-cell>
          <table:table-cell table:style-name="ce2"/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6-07-23T00:00:00" table:style-name="ce8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6-07-23T00:00:00" table:style-name="ce8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7-06-03T00:00:00" table:style-name="ce8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7-06-03T00:00:00" table:style-name="ce8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7-06-08T00:00:00" table:style-name="ce8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7-06-08T00:00:00" table:style-name="ce8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7-06-16T00:00:00" table:style-name="ce8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7-06-16T00:00:00" table:style-name="ce8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7-11-10T00:00:00" table:style-name="ce8">
            <text:p>1987/11/10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7-11-10T00:00:00" table:style-name="ce8">
            <text:p>1987/11/10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7-11-13T00:00:00" table:style-name="ce8">
            <text:p>1987/11/13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7-11-13T00:00:00" table:style-name="ce8">
            <text:p>1987/11/13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7-11-25T00:00:00" table:style-name="ce8">
            <text:p>1987/11/25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7-11-25T00:00:00" table:style-name="ce8">
            <text:p>1987/11/25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7-11-27T00:00:00" table:style-name="ce8">
            <text:p>1987/11/27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7-11-27T00:00:00" table:style-name="ce8">
            <text:p>1987/11/27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8-03-22T00:00:00" table:style-name="ce8">
            <text:p>1988/3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8-03-22T00:00:00" table:style-name="ce8">
            <text:p>1988/3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8-04-22T00:00:00" table:style-name="ce8">
            <text:p>1988/4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8-04-22T00:00:00" table:style-name="ce8">
            <text:p>1988/4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9-02-14T00:00:00" table:style-name="ce8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6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9-02-14T00:00:00" table:style-name="ce8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4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9-03-24T00:00:00" table:style-name="ce8">
            <text:p>1989/3/2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9-03-24T00:00:00" table:style-name="ce8">
            <text:p>1989/3/2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9-04-11T00:00:00" table:style-name="ce8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9-04-11T00:00:00" table:style-name="ce8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9-05-05T00:00:00" table:style-name="ce8">
            <text:p>1989/5/5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9-05-05T00:00:00" table:style-name="ce8">
            <text:p>1989/5/5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9-05-31T00:00:00" table:style-name="ce8">
            <text:p>1989/5/31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9-05-31T00:00:00" table:style-name="ce8">
            <text:p>1989/5/31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9-06-19T00:00:00" table:style-name="ce8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6">
            <text:p>ランキング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9-06-19T00:00:00" table:style-name="ce8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4">
            <text:p>3位出場者決定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0-12-17T00:00:00" table:style-name="ce8">
            <text:p>1990/12/17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58期</text:p>
          </table:table-cell>
          <table:table-cell office:value-type="string" table:style-name="ce6">
            <text:p>二次予選</text:p>
          </table:table-cell>
          <table:table-cell table:style-name="ce2"/>
          <table:table-cell office:value-type="string" table:style-name="ce2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0-12-17T00:00:00" table:style-name="ce8">
            <text:p>1990/12/17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58期</text:p>
          </table:table-cell>
          <table:table-cell office:value-type="string" table:style-name="ce4">
            <text:p>一次予選</text:p>
          </table:table-cell>
          <table:table-cell table:style-name="ce2"/>
          <table:table-cell office:value-type="string" table:style-name="ce2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2-02-25T00:00:00" table:style-name="ce8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白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02-25T00:00:00" table:style-name="ce8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2-03-09T00:00:00" table:style-name="ce8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03-09T00:00:00" table:style-name="ce8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2-03-19T00:00:00" table:style-name="ce8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03-19T00:00:00" table:style-name="ce8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2-03-25T00:00:00" table:style-name="ce8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03-25T00:00:00" table:style-name="ce8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2-06-18T00:00:00" table:style-name="ce8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06-18T00:00:00" table:style-name="ce8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2-06-19T00:00:00" table:style-name="ce8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06-19T00:00:00" table:style-name="ce8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2-06-26T00:00:00" table:style-name="ce8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06-26T00:00:00" table:style-name="ce8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2-12-26T00:00:00" table:style-name="ce8">
            <text:p>1992/12/26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62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12-26T00:00:00" table:style-name="ce8">
            <text:p>1992/12/26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62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3-01-08T00:00:00" table:style-name="ce8">
            <text:p>1993/1/8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62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3-01-08T00:00:00" table:style-name="ce8">
            <text:p>1993/1/8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62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3-11-24T00:00:00" table:style-name="ce8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3-11-24T00:00:00" table:style-name="ce8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4-02-22T00:00:00" table:style-name="ce8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4-02-22T00:00:00" table:style-name="ce8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4-11-15T00:00:00" table:style-name="ce8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4-11-15T00:00:00" table:style-name="ce8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4-11-18T00:00:00" table:style-name="ce8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4-11-18T00:00:00" table:style-name="ce8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5-06-09T00:00:00" table:style-name="ce8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5-06-09T00:00:00" table:style-name="ce8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5-06-16T00:00:00" table:style-name="ce8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5-06-16T00:00:00" table:style-name="ce8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5-11-10T00:00:00" table:style-name="ce8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5-11-10T00:00:00" table:style-name="ce8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5-11-28T00:00:00" table:style-name="ce8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5-11-28T00:00:00" table:style-name="ce8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6-11-15T00:00:00" table:style-name="ce8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6-11-15T00:00:00" table:style-name="ce8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6-11-18T00:00:00" table:style-name="ce8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6-11-18T00:00:00" table:style-name="ce8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7-07-14T00:00:00" table:style-name="ce8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7-07-14T00:00:00" table:style-name="ce8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7-08-06T00:00:00" table:style-name="ce8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7-08-06T00:00:00" table:style-name="ce8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8-11-25T00:00:00" table:style-name="ce8">
            <text:p>1998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8-11-25T00:00:00" table:style-name="ce8">
            <text:p>1998/11/25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8-11-25T00:00:00" table:style-name="ce8">
            <text:p>1998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8-11-25T00:00:00" table:style-name="ce8">
            <text:p>1998/11/25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8-12-04T00:00:00" table:style-name="ce8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8-12-04T00:00:00" table:style-name="ce8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8-12-04T00:00:00" table:style-name="ce8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8-12-04T00:00:00" table:style-name="ce8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9-06-09T00:00:00" table:style-name="ce8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9-06-09T00:00:00" table:style-name="ce8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9-06-11T00:00:00" table:style-name="ce8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number-columns-repeated="4" table:style-name="ce2"/>
          <table:table-cell table:number-columns-repeated="16371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9-06-11T00:00:00" table:style-name="ce8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9-06-18T00:00:00" table:style-name="ce8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9-06-18T00:00:00" table:style-name="ce8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9-11-20T00:00:00" table:style-name="ce8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9-11-20T00:00:00" table:style-name="ce8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9-11-25T00:00:00" table:style-name="ce8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9-11-25T00:00:00" table:style-name="ce8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0-04-11T00:00:00" table:style-name="ce8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0-04-11T00:00:00" table:style-name="ce8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6">
            <text:p>ランキング戦</text:p>
          </table:table-cell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0-04-11T00:00:00" table:style-name="ce8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0-04-11T00:00:00" table:style-name="ce8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4">
            <text:p>昇級者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0-06-09T00:00:00" table:style-name="ce8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0-06-09T00:00:00" table:style-name="ce8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0-10-25T00:00:00" table:style-name="ce8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0-10-25T00:00:00" table:style-name="ce8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0-11-07T00:00:00" table:style-name="ce8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0-11-07T00:00:00" table:style-name="ce8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0-11-21T00:00:00" table:style-name="ce8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0-11-21T00:00:00" table:style-name="ce8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1-10-30T00:00:00" table:style-name="ce8">
            <text:p>2001/10/30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1-10-30T00:00:00" table:style-name="ce8">
            <text:p>2001/10/30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1-11-01T00:00:00" table:style-name="ce8">
            <text:p>2001/11/1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1-11-01T00:00:00" table:style-name="ce8">
            <text:p>2001/11/1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2-05-29T00:00:00" table:style-name="ce8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2-05-29T00:00:00" table:style-name="ce8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2-11-19T00:00:00" table:style-name="ce8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2-11-19T00:00:00" table:style-name="ce8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2-12-09T00:00:00" table:style-name="ce8">
            <text:p>2002/12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2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2-12-09T00:00:00" table:style-name="ce8">
            <text:p>2002/12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2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3-01-21T00:00:00" table:style-name="ce8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3-01-21T00:00:00" table:style-name="ce8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3-03-11T00:00:00" table:style-name="ce8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3-03-11T00:00:00" table:style-name="ce8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2-01-20T00:00:00" table:style-name="ce8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2-01-20T00:00:00" table:style-name="ce8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3-04-02T00:00:00" table:style-name="ce8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4組</text:p>
          </table:table-cell>
          <table:table-cell office:value-type="string" table:style-name="ce2">
            <text:p>決勝</text:p>
          </table:table-cell>
          <table:table-cell office:value-type="string" table:style-name="ce2">
            <text:p>当期他二次予選对局组别不明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3-04-02T00:00:00" table:style-name="ce8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table:style-name="ce4"/>
          <table:table-cell office:value-type="string" table:style-name="ce2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豊島将之</text:p>
          </table:table-cell>
          <table:table-cell office:value-type="string" table:style-name="ce8">
            <text:p>松尾歩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09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佐藤天彦</text:p>
          </table:table-cell>
          <table:table-cell office:value-type="string" table:style-name="ce8">
            <text:p>村山慈明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09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橋本崇載</text:p>
          </table:table-cell>
          <table:table-cell office:value-type="string" table:style-name="ce8">
            <text:p>山崎隆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09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畠山鎮</text:p>
          </table:table-cell>
          <table:table-cell office:value-type="string" table:style-name="ce8">
            <text:p>木村一基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09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屋敷伸之</text:p>
          </table:table-cell>
          <table:table-cell office:value-type="string" table:style-name="ce8">
            <text:p>丸山忠久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09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谷川浩司</text:p>
          </table:table-cell>
          <table:table-cell office:value-type="string" table:style-name="ce8">
            <text:p>飯塚祐紀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09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豊島将之</text:p>
          </table:table-cell>
          <table:table-cell office:value-type="string" table:style-name="ce8">
            <text:p>松尾歩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佐藤天彦</text:p>
          </table:table-cell>
          <table:table-cell office:value-type="string" table:style-name="ce8">
            <text:p>村山慈明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橋本崇載</text:p>
          </table:table-cell>
          <table:table-cell office:value-type="string" table:style-name="ce8">
            <text:p>山崎隆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畠山鎮</text:p>
          </table:table-cell>
          <table:table-cell office:value-type="string" table:style-name="ce8">
            <text:p>木村一基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屋敷伸之</text:p>
          </table:table-cell>
          <table:table-cell office:value-type="string" table:style-name="ce8">
            <text:p>丸山忠久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谷川浩司</text:p>
          </table:table-cell>
          <table:table-cell office:value-type="string" table:style-name="ce8">
            <text:p>飯塚祐紀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佐藤天彦</text:p>
          </table:table-cell>
          <table:table-cell office:value-type="string" table:style-name="ce8">
            <text:p>屋敷伸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0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村山慈明</text:p>
          </table:table-cell>
          <table:table-cell office:value-type="string" table:style-name="ce8">
            <text:p>藤井猛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0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松尾歩</text:p>
          </table:table-cell>
          <table:table-cell office:value-type="string" table:style-name="ce8">
            <text:p>山崎隆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0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木村一基</text:p>
          </table:table-cell>
          <table:table-cell office:value-type="string" table:style-name="ce8">
            <text:p>橋本崇載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0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飯塚祐紀</text:p>
          </table:table-cell>
          <table:table-cell office:value-type="string" table:style-name="ce8">
            <text:p>畠山鎮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0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丸山忠久</text:p>
          </table:table-cell>
          <table:table-cell office:value-type="string" table:style-name="ce8">
            <text:p>谷川浩司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0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佐藤天彦</text:p>
          </table:table-cell>
          <table:table-cell office:value-type="string" table:style-name="ce8">
            <text:p>屋敷伸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村山慈明</text:p>
          </table:table-cell>
          <table:table-cell office:value-type="string" table:style-name="ce8">
            <text:p>藤井猛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松尾歩</text:p>
          </table:table-cell>
          <table:table-cell office:value-type="string" table:style-name="ce8">
            <text:p>山崎隆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木村一基</text:p>
          </table:table-cell>
          <table:table-cell office:value-type="string" table:style-name="ce8">
            <text:p>橋本崇載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飯塚祐紀</text:p>
          </table:table-cell>
          <table:table-cell office:value-type="string" table:style-name="ce8">
            <text:p>畠山鎮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丸山忠久</text:p>
          </table:table-cell>
          <table:table-cell office:value-type="string" table:style-name="ce8">
            <text:p>谷川浩司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橋本崇載</text:p>
          </table:table-cell>
          <table:table-cell office:value-type="string" table:style-name="ce8">
            <text:p>飯塚祐紀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1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松尾歩</text:p>
          </table:table-cell>
          <table:table-cell office:value-type="string" table:style-name="ce8">
            <text:p>丸山忠久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1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山崎隆之</text:p>
          </table:table-cell>
          <table:table-cell office:value-type="string" table:style-name="ce8">
            <text:p>豊島将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1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藤井猛</text:p>
          </table:table-cell>
          <table:table-cell office:value-type="string" table:style-name="ce8">
            <text:p>谷川浩司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1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畠山鎮</text:p>
          </table:table-cell>
          <table:table-cell office:value-type="string" table:style-name="ce8">
            <text:p>村山慈明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1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屋敷伸之</text:p>
          </table:table-cell>
          <table:table-cell office:value-type="string" table:style-name="ce8">
            <text:p>木村一基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1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橋本崇載</text:p>
          </table:table-cell>
          <table:table-cell office:value-type="string" table:style-name="ce8">
            <text:p>飯塚祐紀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松尾歩</text:p>
          </table:table-cell>
          <table:table-cell office:value-type="string" table:style-name="ce8">
            <text:p>丸山忠久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山崎隆之</text:p>
          </table:table-cell>
          <table:table-cell office:value-type="string" table:style-name="ce8">
            <text:p>豊島将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藤井猛</text:p>
          </table:table-cell>
          <table:table-cell office:value-type="string" table:style-name="ce8">
            <text:p>谷川浩司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畠山鎮</text:p>
          </table:table-cell>
          <table:table-cell office:value-type="string" table:style-name="ce8">
            <text:p>村山慈明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屋敷伸之</text:p>
          </table:table-cell>
          <table:table-cell office:value-type="string" table:style-name="ce8">
            <text:p>木村一基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豊島将之</text:p>
          </table:table-cell>
          <table:table-cell office:value-type="string" table:style-name="ce8">
            <text:p>畠山鎮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2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村山慈明</text:p>
          </table:table-cell>
          <table:table-cell office:value-type="string" table:style-name="ce8">
            <text:p>屋敷伸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2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木村一基</text:p>
          </table:table-cell>
          <table:table-cell office:value-type="string" table:style-name="ce8">
            <text:p>松尾歩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2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飯塚祐紀</text:p>
          </table:table-cell>
          <table:table-cell office:value-type="string" table:style-name="ce8">
            <text:p>藤井猛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2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丸山忠久</text:p>
          </table:table-cell>
          <table:table-cell office:value-type="string" table:style-name="ce8">
            <text:p>佐藤天彦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2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谷川浩司</text:p>
          </table:table-cell>
          <table:table-cell office:value-type="string" table:style-name="ce8">
            <text:p>橋本崇載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2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豊島将之</text:p>
          </table:table-cell>
          <table:table-cell office:value-type="string" table:style-name="ce8">
            <text:p>畠山鎮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4">
            <text:p>13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村山慈明</text:p>
          </table:table-cell>
          <table:table-cell office:value-type="string" table:style-name="ce8">
            <text:p>屋敷伸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木村一基</text:p>
          </table:table-cell>
          <table:table-cell office:value-type="string" table:style-name="ce8">
            <text:p>松尾歩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飯塚祐紀</text:p>
          </table:table-cell>
          <table:table-cell office:value-type="string" table:style-name="ce8">
            <text:p>藤井猛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丸山忠久</text:p>
          </table:table-cell>
          <table:table-cell office:value-type="string" table:style-name="ce8">
            <text:p>佐藤天彦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谷川浩司</text:p>
          </table:table-cell>
          <table:table-cell office:value-type="string" table:style-name="ce8">
            <text:p>橋本崇載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9-18T00:00:00" table:style-name="ce8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9-18T00:00:00" table:style-name="ce8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9-18T00:00:00" table:style-name="ce8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9-18T00:00:00" table:style-name="ce8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9-23T00:00:00" table:style-name="ce8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9-23T00:00:00" table:style-name="ce8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9-23T00:00:00" table:style-name="ce8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9-23T00:00:00" table:style-name="ce8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4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1-20T00:00:00" table:style-name="ce8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1-20T00:00:00" table:style-name="ce8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3T00:00:00" table:style-name="ce8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3T00:00:00" table:style-name="ce8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3T00:00:00" table:style-name="ce8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3T00:00:00" table:style-name="ce8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3T00:00:00" table:style-name="ce8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3T00:00:00" table:style-name="ce8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4-26T00:00:00" table:style-name="ce8">
            <text:p>2017/4/26</text:p>
          </table:table-cell>
          <table:table-cell office:value-type="string" table:style-name="ce2">
            <text:p>戸辺誠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二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4-26T00:00:00" table:style-name="ce8">
            <text:p>2017/4/26</text:p>
          </table:table-cell>
          <table:table-cell office:value-type="string" table:style-name="ce2">
            <text:p>戸辺誠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一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5-01T00:00:00" table:style-name="ce8">
            <text:p>2017/5/1</text:p>
          </table:table-cell>
          <table:table-cell office:value-type="string" table:style-name="ce2">
            <text:p>遠山雄亮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二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5-01T00:00:00" table:style-name="ce8">
            <text:p>2017/5/1</text:p>
          </table:table-cell>
          <table:table-cell office:value-type="string" table:style-name="ce2">
            <text:p>遠山雄亮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一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5-02T00:00:00" table:style-name="ce8">
            <text:p>2017/5/2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二次予選</text:p>
          </table:table-cell>
          <table:table-cell office:value-type="string" table:style-name="ce2">
            <text:p>05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5-02T00:00:00" table:style-name="ce8">
            <text:p>2017/5/2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二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5-02T00:00:00" table:style-name="ce8">
            <text:p>2017/5/2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二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5-02T00:00:00" table:style-name="ce8">
            <text:p>2017/5/2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5-02T00:00:00" table:style-name="ce8">
            <text:p>2017/5/2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一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5-02T00:00:00" table:style-name="ce8">
            <text:p>2017/5/2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一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2T00:00:00" table:style-name="ce8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2T00:00:00" table:style-name="ce8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2T00:00:00" table:style-name="ce8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2T00:00:00" table:style-name="ce8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2T00:00:00" table:style-name="ce8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2T00:00:00" table:style-name="ce8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3T00:00:00" table:style-name="ce8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3T00:00:00" table:style-name="ce8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3T00:00:00" table:style-name="ce8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3T00:00:00" table:style-name="ce8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3T00:00:00" table:style-name="ce8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3T00:00:00" table:style-name="ce8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8T00:00:00" table:style-name="ce8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8T00:00:00" table:style-name="ce8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8T00:00:00" table:style-name="ce8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8T00:00:00" table:style-name="ce8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8T00:00:00" table:style-name="ce8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8T00:00:00" table:style-name="ce8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9T00:00:00" table:style-name="ce8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6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9T00:00:00" table:style-name="ce8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9T00:00:00" table:style-name="ce8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9T00:00:00" table:style-name="ce8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9T00:00:00" table:style-name="ce8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4">
            <text:p>Aブロック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9T00:00:00" table:style-name="ce8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9T00:00:00" table:style-name="ce8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9T00:00:00" table:style-name="ce8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30T00:00:00" table:style-name="ce8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30T00:00:00" table:style-name="ce8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30T00:00:00" table:style-name="ce8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30T00:00:00" table:style-name="ce8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30T00:00:00" table:style-name="ce8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30T00:00:00" table:style-name="ce8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7-04T00:00:00" table:style-name="ce8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7-04T00:00:00" table:style-name="ce8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7-07T00:00:00" table:style-name="ce8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7-07T00:00:00" table:style-name="ce8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7-07T00:00:00" table:style-name="ce8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7-07T00:00:00" table:style-name="ce8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7-07T00:00:00" table:style-name="ce8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7-07T00:00:00" table:style-name="ce8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7-28T00:00:00" table:style-name="ce8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7-28T00:00:00" table:style-name="ce8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8-15T00:00:00" table:style-name="ce8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table:style-name="ce6"/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8-15T00:00:00" table:style-name="ce8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4">
            <text:p>Aブロック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8-30T00:00:00" table:style-name="ce8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8-30T00:00:00" table:style-name="ce8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9-01T00:00:00" table:style-name="ce8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9-01T00:00:00" table:style-name="ce8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9-13T00:00:00" table:style-name="ce8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9-13T00:00:00" table:style-name="ce8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9-14T00:00:00" table:style-name="ce8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9-14T00:00:00" table:style-name="ce8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9-14T00:00:00" table:style-name="ce8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9-14T00:00:00" table:style-name="ce8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9-14T00:00:00" table:style-name="ce8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9-14T00:00:00" table:style-name="ce8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9-22T00:00:00" table:style-name="ce8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9-22T00:00:00" table:style-name="ce8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10-14T00:00:00" table:style-name="ce8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6">
            <text:p>Cブロック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10-14T00:00:00" table:style-name="ce8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10-14T00:00:00" table:style-name="ce8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4">
            <text:p>Bブロック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10-14T00:00:00" table:style-name="ce8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10-25T00:00:00" table:style-name="ce8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10-25T00:00:00" table:style-name="ce8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10-26T00:00:00" table:style-name="ce8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10-26T00:00:00" table:style-name="ce8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11-10T00:00:00" table:style-name="ce8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11-10T00:00:00" table:style-name="ce8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3-04T00:00:00" table:style-name="ce8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3-04T00:00:00" table:style-name="ce8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7-04T00:00:00" table:style-name="ce8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7-04T00:00:00" table:style-name="ce8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7-05T00:00:00" table:style-name="ce8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7-05T00:00:00" table:style-name="ce8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7-05T00:00:00" table:style-name="ce8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7-05T00:00:00" table:style-name="ce8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7-12T00:00:00" table:style-name="ce8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7-12T00:00:00" table:style-name="ce8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7-17T00:00:00" table:style-name="ce8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7-17T00:00:00" table:style-name="ce8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7-25T00:00:00" table:style-name="ce8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7-25T00:00:00" table:style-name="ce8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8-04T00:00:00" table:style-name="ce8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8-04T00:00:00" table:style-name="ce8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8-07T00:00:00" table:style-name="ce8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8-07T00:00:00" table:style-name="ce8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1回戦</text:p>
          </table:table-cell>
          <table:table-cell table:number-columns-repeated="4" table:style-name="ce2"/>
          <table:table-cell table:number-columns-repeated="16371" table:style-name="ce1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9-02-15T00:00:00" table:style-name="ce8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number-columns-repeated="4" table:style-name="ce2"/>
          <table:table-cell table:number-columns-repeated="16371" table:style-name="ce1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9-02-15T00:00:00" table:style-name="ce8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9-07-08T00:00:00" table:style-name="ce8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9-07-08T00:00:00" table:style-name="ce8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4">
            <text:p>準々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9-08-08T00:00:00" table:style-name="ce8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6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9-08-08T00:00:00" table:style-name="ce8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4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string" table:style-name="ce5">
            <text:p>1957/10/??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解消（日付不明）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string" table:style-name="ce8">
            <text:p>1986/??/??</text:p>
          </table:table-cell>
          <table:table-cell office:value-type="string" table:style-name="ce2">
            <text:p>木村義徳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予選</text:p>
          </table:table-cell>
          <table:table-cell table:style-name="ce2"/>
          <table:table-cell office:value-type="string" table:style-name="ce2">
            <text:p>02回戦</text:p>
          </table:table-cell>
          <table:table-cell office:value-type="string" table:style-name="ce6">
            <text:p>対局缺失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string" table:style-name="ce8">
            <text:p>1986/??/??</text:p>
          </table:table-cell>
          <table:table-cell office:value-type="string" table:style-name="ce2">
            <text:p>木村義徳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予選</text:p>
          </table:table-cell>
          <table:table-cell table:style-name="ce2"/>
          <table:table-cell office:value-type="string" table:style-name="ce2">
            <text:p>02回戦</text:p>
          </table:table-cell>
          <table:table-cell office:value-type="string" table:style-name="ce4">
            <text:p>日付不明</text:p>
          </table:table-cell>
          <table:table-cell table:number-columns-repeated="16374"/>
        </table:table-row>
        <table:table-row table:number-rows-repeated="1048011" table:style-name="ro1">
          <table:table-cell table:number-columns-repeated="16384"/>
        </table:table-row>
      </table:table>
      <table:database-ranges>
        <table:database-range table:target-range-address="errors.A302:errors.J319" table:contains-header="false">
          <table:sort>
            <table:sort-by table:field-number="1"/>
          </table:sort>
        </table:database-range>
        <table:database-range table:target-range-address="errors.A1:errors.J559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Micheal Johnson</meta:initial-creator>
    <dc:creator>Micheal Johnson</dc:creator>
    <meta:creation-date>2020-01-27T03:42:23Z</meta:creation-date>
    <dc:date>2020-02-10T10:48:32Z</dc:date>
    <meta:user-defined meta:name="WorkbookGuid">dfd2ee33-1efe-4fa1-a778-61e8eb1776c8</meta:user-defined>
  </office:meta>
</office:document-meta>
</file>